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rsid="0069afbd" officeooo:paragraph-rsid="0069afbd"/>
    </style:style>
    <style:style style:name="P2" style:family="paragraph" style:parent-style-name="Standard">
      <style:paragraph-properties fo:line-height="100%"/>
      <style:text-properties officeooo:paragraph-rsid="00787cfe"/>
    </style:style>
    <style:style style:name="P3" style:family="paragraph" style:parent-style-name="Standard">
      <style:paragraph-properties fo:line-height="100%"/>
      <style:text-properties officeooo:paragraph-rsid="0079ed48"/>
    </style:style>
    <style:style style:name="P4" style:family="paragraph" style:parent-style-name="Standard">
      <style:paragraph-properties fo:line-height="100%"/>
      <style:text-properties officeooo:paragraph-rsid="007b77ab"/>
    </style:style>
    <style:style style:name="P5" style:family="paragraph" style:parent-style-name="Standard">
      <style:paragraph-properties fo:line-height="100%"/>
      <style:text-properties fo:font-size="11pt" officeooo:rsid="003886cb" officeooo:paragraph-rsid="00787cfe" style:font-size-asian="11pt" style:font-size-complex="11pt"/>
    </style:style>
    <style:style style:name="P6" style:family="paragraph" style:parent-style-name="Standard">
      <style:paragraph-properties fo:line-height="100%"/>
      <style:text-properties fo:font-size="11pt" officeooo:rsid="0056d581" officeooo:paragraph-rsid="007b77ab" style:font-size-asian="11pt" style:font-size-complex="11pt"/>
    </style:style>
    <style:style style:name="P7" style:family="paragraph" style:parent-style-name="Standard">
      <style:paragraph-properties fo:line-height="100%" fo:text-align="center" style:justify-single-word="false"/>
      <style:text-properties style:font-name="Liberation Sans" fo:font-size="16pt" officeooo:rsid="001fb919" officeooo:paragraph-rsid="0069afbd" style:font-size-asian="16pt" style:font-size-complex="16pt"/>
    </style:style>
    <style:style style:name="P8" style:family="paragraph" style:parent-style-name="Standard">
      <style:paragraph-properties fo:line-height="100%"/>
      <style:text-properties officeooo:paragraph-rsid="008129b2"/>
    </style:style>
    <style:style style:name="P9" style:family="paragraph" style:parent-style-name="Standard">
      <style:paragraph-properties fo:line-height="100%" fo:text-align="center" style:justify-single-word="false"/>
      <style:text-properties officeooo:rsid="0069afbd" officeooo:paragraph-rsid="0069afbd"/>
    </style:style>
    <style:style style:name="T1" style:family="text">
      <style:text-properties fo:font-size="11pt" officeooo:rsid="003a721c" style:font-size-asian="11pt" style:font-size-complex="11pt"/>
    </style:style>
    <style:style style:name="T2" style:family="text">
      <style:text-properties fo:font-size="11pt" officeooo:rsid="002cdabe" style:font-size-asian="11pt" style:font-size-complex="11pt"/>
    </style:style>
    <style:style style:name="T3" style:family="text">
      <style:text-properties fo:font-size="11pt" officeooo:rsid="002d25d2" style:font-size-asian="11pt" style:font-size-complex="11pt"/>
    </style:style>
    <style:style style:name="T4" style:family="text">
      <style:text-properties fo:font-size="11pt" officeooo:rsid="0056d581" style:font-size-asian="11pt" style:font-size-complex="11pt"/>
    </style:style>
    <style:style style:name="T5" style:family="text">
      <style:text-properties fo:font-size="11pt" officeooo:rsid="0053afde" style:font-size-asian="11pt" style:font-size-complex="11pt"/>
    </style:style>
    <style:style style:name="T6" style:family="text">
      <style:text-properties fo:font-size="11pt" officeooo:rsid="006fd200" style:font-size-asian="11pt" style:font-size-complex="11pt"/>
    </style:style>
    <style:style style:name="T7" style:family="text">
      <style:text-properties fo:font-size="11pt" officeooo:rsid="004405ff" style:font-size-asian="11pt" style:font-size-complex="11pt"/>
    </style:style>
    <style:style style:name="T8" style:family="text">
      <style:text-properties fo:font-size="11pt" officeooo:rsid="005f56ea" style:font-size-asian="11pt" style:font-size-complex="11pt"/>
    </style:style>
    <style:style style:name="T9" style:family="text">
      <style:text-properties fo:font-size="11pt" officeooo:rsid="006a11e2" style:font-size-asian="11pt" style:font-size-complex="11pt"/>
    </style:style>
    <style:style style:name="T10" style:family="text">
      <style:text-properties fo:font-size="11pt" officeooo:rsid="006b8115" style:font-size-asian="11pt" style:font-size-complex="11pt"/>
    </style:style>
    <style:style style:name="T11" style:family="text">
      <style:text-properties fo:font-size="11pt" officeooo:rsid="003886cb" style:font-size-asian="11pt" style:font-size-complex="11pt"/>
    </style:style>
    <style:style style:name="T12" style:family="text">
      <style:text-properties fo:font-size="11pt" officeooo:rsid="006b1e79" style:font-size-asian="11pt" style:font-size-complex="11pt"/>
    </style:style>
    <style:style style:name="T13" style:family="text">
      <style:text-properties fo:font-size="11pt" officeooo:rsid="0051a433" style:font-size-asian="11pt" style:font-size-complex="11pt"/>
    </style:style>
    <style:style style:name="T14" style:family="text">
      <style:text-properties fo:font-size="11pt" officeooo:rsid="007b77ab" style:font-size-asian="11pt" style:font-size-complex="11pt"/>
    </style:style>
    <style:style style:name="T15" style:family="text">
      <style:text-properties fo:font-size="11pt" officeooo:rsid="007cc60a" style:font-size-asian="11pt" style:font-size-complex="11pt"/>
    </style:style>
    <style:style style:name="T16" style:family="text">
      <style:text-properties fo:font-size="11pt" officeooo:rsid="007eb0a4" style:font-size-asian="11pt" style:font-size-complex="11pt"/>
    </style:style>
    <style:style style:name="T17" style:family="text">
      <style:text-properties fo:font-size="11pt" officeooo:rsid="007ef3fe" style:font-size-asian="11pt" style:font-size-complex="11pt"/>
    </style:style>
    <style:style style:name="T18" style:family="text">
      <style:text-properties fo:font-size="11pt" officeooo:rsid="007f635e" style:font-size-asian="11pt" style:font-size-complex="11pt"/>
    </style:style>
    <style:style style:name="T19" style:family="text">
      <style:text-properties fo:font-size="11pt" officeooo:rsid="008129b2" style:font-size-asian="11pt" style:font-size-complex="11pt"/>
    </style:style>
    <style:style style:name="T20" style:family="text">
      <style:text-properties fo:font-size="11pt" fo:font-style="italic" officeooo:rsid="002cdabe" style:font-size-asian="11pt" style:font-style-asian="italic" style:font-size-complex="11pt" style:font-style-complex="italic"/>
    </style:style>
    <style:style style:name="T21" style:family="text">
      <style:text-properties fo:font-size="11pt" fo:font-style="italic" officeooo:rsid="006fd200" style:font-size-asian="11pt" style:font-style-asian="italic" style:font-size-complex="11pt" style:font-style-complex="italic"/>
    </style:style>
    <style:style style:name="T22" style:family="text">
      <style:text-properties fo:font-size="11pt" fo:font-style="italic" officeooo:rsid="0051a433" style:font-size-asian="11pt" style:font-style-asian="italic" style:font-size-complex="11pt" style:font-style-complex="italic"/>
    </style:style>
    <style:style style:name="T23" style:family="text">
      <style:text-properties fo:font-size="11pt" fo:font-style="normal" officeooo:rsid="006fd200" style:font-size-asian="11pt" style:font-style-asian="normal" style:font-size-complex="11pt" style:font-style-complex="normal"/>
    </style:style>
    <style:style style:name="T24" style:family="text">
      <style:text-properties officeooo:rsid="0069afbd"/>
    </style:style>
    <style:style style:name="T25" style:family="text">
      <style:text-properties style:font-name="Liberation Sans" fo:font-size="14pt" style:font-size-asian="14pt" style:font-size-complex="14pt"/>
    </style:style>
    <style:style style:name="T26" style:family="text">
      <style:text-properties officeooo:rsid="008129b2"/>
    </style:style>
    <style:style style:name="T27" style:family="text">
      <style:text-properties officeooo:rsid="008135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rsonal Statement <text:span text:style-name="T27">of Max Klein for University of Minnesota</text:span></text:p>
      <text:p text:style-name="P1"><text:span text:style-name="T25">(Uncut version at </text:span><text:a xlink:type="simple" xlink:href="http://notconfusing.com/personal-statement-in-full/"><text:span text:style-name="T25">http://notconfusing.com/personal-statement-in-full/</text:span></text:a><text:span text:style-name="T25">)</text:span></text:p>
      <text:p text:style-name="P1"><text:span text:style-name="T25"/></text:p>
      <text:p text:style-name="P2"><text:span text:style-name="T16">The</text:span><text:span text:style-name="T8"> discovery of the reality of </text:span><text:span text:style-name="T9">social</text:span><text:span text:style-name="T8"> biases </text:span><text:span text:style-name="T10">was </text:span><text:span text:style-name="T8">a turning point in my life. </text:span><text:span text:style-name="T11">The first time I awoke to my internalised racism a mix of discomfort and amazement overcame me. It was during a protest on the famous steps of Sproul hall where </text:span><text:span text:style-name="T17">a</text:span><text:span text:style-name="T11">fter a few rebel-rousing speeches a black woman came to the stage and started delivering activist poetry. I had been brought up to think of myself as not racist, and yet in a moment of self-awareness I saw myself dismissing her content because of how she spoke.</text:span></text:p>
      <text:p text:style-name="P5"/>
      <text:p text:style-name="P2"><text:span text:style-name="T1">After the world-shattering realization of how we can hid</text:span><text:span text:style-name="T14">e</text:span><text:span text:style-name="T1"> prejudices from ourselves, subsequent prejudices came to light more rapidly. </text:span><text:span text:style-name="T14">M</text:span><text:span text:style-name="T1">y own misogyny became very real upon a reading of favourite academic Joseph Reagle's “</text:span><text:a xlink:type="simple" xlink:href="http://firstmonday.org/ojs/index.php/fm/article/view/4291/3381"><text:span text:style-name="T20">Free as in Sexist</text:span></text:a><text:span text:style-name="T20">,”</text:span><text:span text:style-name="T21"> </text:span><text:span text:style-name="T23">a</text:span><text:span text:style-name="T2"> deconstruction of sexism in Open Culture. (Of course it took a man to show me that.) I lost religious dogma at the holocaust memorials in Berlin and Auschwitz, when I saw that accepting </text:span><text:span text:style-name="T18">any </text:span><text:span text:style-name="T2">unquestioned message </text:span><text:span text:style-name="T18">is d</text:span><text:span text:style-name="T2">angerous. </text:span><text:span text:style-name="T18">(L</text:span><text:span text:style-name="T14">ike</text:span><text:span text:style-name="T2"> the ones from my </text:span><text:a xlink:type="simple" xlink:href="http://notconfusing.com/kleins-search-for-klajnbohms-an-ancestral-research-trip-to-zwolen-poland/"><text:span text:style-name="T2">Jewish family</text:span></text:a><text:span text:style-name="T2">.</text:span><text:span text:style-name="T18">)</text:span><text:span text:style-name="T2"> Only last month the </text:span><text:a xlink:type="simple" xlink:href="http://talkinreckless.com/"><text:span text:style-name="T2">blog of a woman</text:span></text:a><text:span text:style-name="T2"> I met at a wedding introduced me to the “fat stigma” I had unwittingly been harbouring. These continuous </text:span><text:span text:style-name="T18">epiphanies</text:span><text:span text:style-name="T2"> </text:span><text:span text:style-name="T15">fuel</text:span><text:span text:style-name="T2"> my wonder at just how many unidentified stigmas I'm still holding?</text:span></text:p>
      <text:p text:style-name="P2"/>
      <text:p text:style-name="P3"><text:span text:style-name="T3">The feeling I get from a solid attack on my belief-system is so powerful that chasing after it has become the driving force in my life. No wonder it's precisely what my proposed research agenda is about. The proposal is to make an algorithmic social-bias-detector to run on crowdsourced databases, an extension of </text:span><text:a xlink:type="simple" xlink:href="http://notconfusing.com/sex-ratios-in-wikidata-part-iii/"><text:span text:style-name="T3">my work so far</text:span></text:a><text:span text:style-name="T3">. Through this detector I am trying to arm underserved academics with data. The aim is to provide a series of inequality indexes like the United Nations Gender Inequality Index </text:span><text:span text:style-name="T18">except also including time and ethnicity vectors. The </text:span><text:a xlink:type="simple" xlink:href="https://github.com/notconfusing/WIGI"><text:span text:style-name="T3">prototype</text:span></text:a><text:span text:style-name="T3"> </text:span><text:span text:style-name="T18">I've already made</text:span><text:span text:style-name="T3"> makes the available inequality data richer because it comes from the the online Open Data landscape compared to opaque surveys. This will be valuable for academics currently researching inequality, as well as make it much easier for other researchers to include inequality as a dimension in their projects.</text:span></text:p>
      <text:p text:style-name="P3"/>
      <text:p text:style-name="P4"><text:span text:style-name="T6">Dedicating my efforts to the elucidation of the fair representation of others is related to understanding my own representation. When I insert myself into the spectrum of underreprestented-ness the main challenge that comes to the surface is the lack of formal education in my immigrant family.</text:span><text:span text:style-name="T7"> </text:span><text:span text:style-name="T5">Going over my transcript to submit in this application, </text:span><text:a xlink:type="simple" xlink:href="http://notconfusing.com/wp-content/uploads/2014/11/gradeschart-annotated.png"><text:span text:style-name="T5">the arching narrative it told</text:span></text:a><text:span text:style-name="T5"> obviated the difficulties of having no parents that had been to college before me.</text:span></text:p>
      <text:p text:style-name="P4"/>
      <text:p text:style-name="P6">At first after high school I didn't really go to college at all: I wasn't suggested or pressured to, I was simply left to my own devices. It took some years until the social stigma (<text:span text:style-name="T26">and </text:span>here's another one) of having bad grades and perceived low education frustrated me. I <text:span text:style-name="T26">then</text:span> began college with a man-on-fire attitude. Yet as the extrinsic motivations of academic excellence for its own sake waned I slipped into a depression. This was the challenge because my family could not advise me on how to view University as a set-up for a career. I recall at that time of difficulty for me how my friends could phone their degree-holding family members, and received a boost over the shakey potholes so that they never amassed into a derelict street, and their vehicles never totally fell apart. I see this difference as a class gap; when you imagine the family as an organism – like how an idea is an organism in memetics – one can see that my family was less fit evolutionarily. </text:p>
      <text:p text:style-name="P3"/>
      <text:p text:style-name="P3"><text:span text:style-name="T19">Still, </text:span><text:span text:style-name="T4">I overcame the challenge of competing in elitist institutions by redirecting my energy in to real world endeavours, which is where my Wikipedia and Open Source volunteerism stem from – they require no institutional corroboration. Now I've used those alternative career-building channels to fully find my niche, </text:span><text:span text:style-name="T19">and ha</text:span><text:span text:style-name="T4">ve preplanned for </text:span><text:span text:style-name="T19">the academic depression</text:span><text:span text:style-name="T4"> by </text:span><text:a xlink:type="simple" xlink:href="http://notconfusing.com/should-i-do-my-phd-in-the-open/"><text:span text:style-name="T19">viewing the PhD as an Open Source "project"</text:span></text:a><text:span text:style-name="T4">.</text:span></text:p>
      <text:p text:style-name="P3"/>
      <text:p text:style-name="P8"><text:span text:style-name="T19">T</text:span><text:span text:style-name="T12">echnologically-support</text:span><text:span text:style-name="T19">ed</text:span><text:span text:style-name="T12"> alternative education pathways are championed as a </text:span><text:span text:style-name="T19">option</text:span><text:span text:style-name="T12"> </text:span><text:span text:style-name="T19">for</text:span><text:span text:style-name="T12"> those coming from less privileged backgrounds </text:span><text:span text:style-name="T19">to</text:span><text:span text:style-name="T12"> flourish, </text:span><text:span text:style-name="T19">b</text:span><text:span text:style-name="T12">ut </text:span><text:span text:style-name="T19">I maintain</text:span><text:span text:style-name="T12"> t</text:span><text:span text:style-name="T19">hat is still the</text:span><text:span text:style-name="T12"> exception. The theory breaks down with factors like closed access papers, and being propelled by serious, high quality collaborators. So as much as I might disagree with the concept in the abstract – because of it's bias against women and racial minorities, etc. – </text:span><text:span text:style-name="T19">I </text:span><text:span text:style-name="T12">do want and need some thing from the institution. This reluctant acceptance is what has caused me to focus my interest in computational social science research directly on unequal representation on the web and by proxy in institutions. There is no need for me to</text:span><text:span text:style-name="T22"> translate</text:span><text:span text:style-name="T13"> my work and history into how it will aid representation in institution because my very work and history </text:span><text:span text:style-name="T22">is about</text:span><text:span text:style-name="T13"> unequal representation in institu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28T10:49:29.369839911</meta:creation-date>
    <dc:date>2014-11-26T11:57:43.247414709</dc:date>
    <dc:creator>Max Klein</dc:creator>
    <meta:editing-duration>P8DT7H14M44S</meta:editing-duration>
    <meta:editing-cycles>73</meta:editing-cycles>
    <meta:generator>LibreOffice/4.2.7.2$Linux_X86_64 LibreOffice_project/420m0$Build-2</meta:generator>
    <meta:printed-by>Max Klein</meta:printed-by>
    <meta:print-date>2014-11-19T12:51:41.753368274</meta:print-date>
    <meta:document-statistic meta:table-count="0" meta:image-count="0" meta:object-count="0" meta:page-count="1" meta:paragraph-count="9" meta:word-count="822" meta:character-count="4978" meta:non-whitespace-character-count="4158"/>
  </office:meta>
</office:document-meta>
</file>